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tream.endOver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tream.getCurrentPag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createLine( AFPLineDataInfo lineData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get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createFont( int fontReference , AFPFont font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startPage( int pageWidth , int pageHeight , int pageRotation , int pageWidthRes , int page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Stream.createText( AFPTextDataInfo textData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Stream.createPageGroupTagLogicalElement( TagLogicalElementBean [ ]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tream.save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Stream.getInterchang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tream.startPag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tream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createTagLogicalElemen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tream.restorePage( PageObject pag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tream.setDocumen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tream.createIncludePageOverla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tream.createInvokeMediumMa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addFontsToCurrentPage( Map pageFo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Stream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createShading( int x , int y , int w , int h ,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end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Stream.createIncludePageSegment( String name , int x , in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Stream.getResourceGroup( AFPResourceLevel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Stream.createPageTagLogicalElement( TagLogicalElementBean [ ]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tream.end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Stream.getPoint( int x , in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Stream.DataStream( Factory factory , AFPPaintingState paintingState ,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Stream.endPage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tream.setInterchangeSet( InterchangeSet interchang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ream.startOverlay( int x , int y , int width , int height , int widthRes , int heightRes , int overlay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tream.createNoOperation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